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Courier New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office:value-type="string" calcext:value-type="string">
            <text:p>{"messages": [{"role": "system", "content": "Translate source to target."}, {"role": "user", "content": "</text:p>
          </table:table-cell>
          <table:table-cell/>
          <table:table-cell office:value-type="string" calcext:value-type="string">
            <text:p>"}, {"role": "assistant", "content": "</text:p>
          </table:table-cell>
          <table:table-cell/>
          <table:table-cell office:value-type="string" calcext:value-type="string">
            <text:p>"}]}</text:p>
          </table:table-cell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7:20:52.277470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15:49:35.688072387</meta:creation-date>
    <dc:date>2024-03-29T17:19:22.424687071</dc:date>
    <meta:editing-duration>PT19M5S</meta:editing-duration>
    <meta:editing-cycles>3</meta:editing-cycles>
    <meta:generator>LibreOffice/6.4.7.2$Linux_X86_64 LibreOffice_project/40$Build-2</meta:generator>
    <meta:document-statistic meta:table-count="2" meta:cell-count="1506" meta:object-count="0"/>
  </office:meta>
</office:document-meta>
</file>